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BlinkMacSystemFont" svg:font-family="BlinkMacSystemFont, apple-system, 'Segoe UI', Roboto, Helvetica, Arial, sans-serif"/>
    <style:font-face style:name="Consolas" svg:font-family="Consolas, 'Courier New', monospace"/>
    <style:font-face style:name="Consolas1" svg:font-family="Consolas, 'Lucida Console', Menlo, Monaco, monospace"/>
    <style:font-face style:name="OpenSymbol" svg:font-family="OpenSymbol"/>
    <style:font-face style:name="SFMono-Regular" svg:font-family="SFMono-Regular, Menlo, Consolas, 'PT Mono', 'Liberation Mono', Courier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Times New Roman" fo:background-color="#ccffff"/>
    </style:style>
    <style:style style:name="P2" style:family="paragraph" style:parent-style-name="Preformatted_20_Text">
      <style:paragraph-properties fo:margin-top="0cm" fo:margin-bottom="0cm" fo:orphans="2" fo:widows="2" fo:padding="0cm" fo:border="none"/>
    </style:style>
    <style:style style:name="P3" style:family="paragraph" style:parent-style-name="Preformatted_20_Text">
      <style:paragraph-properties fo:margin-top="0cm" fo:margin-bottom="0cm" fo:orphans="2" fo:widows="2" fo:padding="0cm" fo:border="none"/>
      <style:text-properties fo:color="#000000" style:font-name="Times New Roman" fo:font-size="12pt" fo:background-color="#ccffcc" style:font-size-asian="12pt" style:font-size-complex="12pt"/>
    </style:style>
    <style:style style:name="P4" style:family="paragraph" style:parent-style-name="Text_20_body">
      <style:paragraph-properties fo:margin-top="0cm" fo:margin-bottom="0cm"/>
    </style:style>
    <style:style style:name="P5" style:family="paragraph" style:parent-style-name="Text_20_body">
      <style:paragraph-properties fo:margin-top="0cm" fo:margin-bottom="0cm"/>
      <style:text-properties fo:color="#000000" style:font-name="Times New Roman" fo:font-size="12pt" fo:background-color="#ccffcc" style:font-size-asian="12pt" style:font-size-complex="12pt"/>
    </style:style>
    <style:style style:name="P6" style:family="paragraph" style:parent-style-name="Text_20_body">
      <style:paragraph-properties fo:margin-top="0cm" fo:margin-bottom="0cm"/>
      <style:text-properties fo:color="#000000" style:font-name="Times New Roman" fo:font-size="12pt" style:font-size-asian="12pt" style:font-size-complex="12pt"/>
    </style:style>
    <style:style style:name="P7" style:family="paragraph" style:parent-style-name="Standard">
      <style:text-properties fo:color="#000000" style:font-name="Times New Roman" fo:font-size="12pt" fo:language="en" fo:country="US" fo:font-style="normal" fo:font-weight="normal" fo:background-color="#ccffcc" style:font-size-asian="12pt" style:font-style-asian="normal" style:font-size-complex="12pt" style:font-style-complex="normal"/>
    </style:style>
    <style:style style:name="P8" style:family="paragraph" style:parent-style-name="Standard">
      <style:text-properties fo:color="#000000" style:font-name="Times New Roman" fo:font-size="12pt" fo:background-color="#ccffcc" style:font-size-asian="12pt" style:font-size-complex="12pt"/>
    </style:style>
    <style:style style:name="P9" style:family="paragraph" style:parent-style-name="Standard">
      <style:paragraph-properties style:line-height-at-least="0.503cm"/>
      <style:text-properties fo:color="#000000" style:font-name="Times New Roman" fo:font-size="12pt" fo:font-style="normal" fo:background-color="#ccffcc" style:font-size-asian="12pt" style:font-style-asian="normal" style:font-size-complex="12pt" style:font-style-complex="normal"/>
    </style:style>
    <style:style style:name="P10" style:family="paragraph" style:parent-style-name="Standard">
      <style:paragraph-properties style:line-height-at-least="0.503cm"/>
      <style:text-properties fo:color="#000000" style:font-name="Times New Roman" fo:font-size="12pt" fo:font-style="normal" fo:font-weight="normal" fo:background-color="#ccffcc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color="#000000" style:font-name="Times New Roman" fo:font-size="12pt" fo:background-color="#282c34" style:font-size-asian="12pt" style:font-size-complex="12pt"/>
    </style:style>
    <style:style style:name="P12" style:family="paragraph" style:parent-style-name="Heading_20_3">
      <style:text-properties style:font-name="Times New Roman" fo:font-size="12pt" style:font-size-asian="12pt" style:font-size-complex="12pt"/>
    </style:style>
    <style:style style:name="P13" style:family="paragraph" style:parent-style-name="Preformatted_20_Text">
      <style:paragraph-properties fo:margin-top="0cm" fo:margin-bottom="0.499cm"/>
    </style:style>
    <style:style style:name="P14" style:family="paragraph" style:parent-style-name="Text_20_body">
      <style:text-properties fo:font-variant="normal" fo:text-transform="none" fo:color="#000000" style:font-name="Times New Roman" fo:font-size="12pt" fo:letter-spacing="normal" fo:background-color="#ccffcc" style:font-size-asian="12pt" style:font-size-complex="12pt"/>
    </style:style>
    <style:style style:name="P15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fo:background-color="#ccffcc" style:font-size-asian="12pt" style:font-size-complex="12pt"/>
    </style:style>
    <style:style style:name="P16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fo:background-color="#ccffcc" style:font-size-asian="12pt" style:font-weight-asian="normal" style:font-size-complex="12pt" style:font-weight-complex="normal"/>
    </style:style>
    <style:style style:name="P17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fo:background-color="#ccffff" style:font-size-asian="12pt" style:font-weight-asian="normal" style:font-size-complex="12pt" style:font-weight-complex="normal"/>
    </style:style>
    <style:style style:name="P18" style:family="paragraph" style:parent-style-name="Text_20_body">
      <style:text-properties fo:color="#000000" style:font-name="Times New Roman" fo:font-size="12pt" fo:background-color="#ccffcc" style:font-size-asian="12pt" style:font-size-complex="12pt"/>
    </style:style>
    <style:style style:name="P19" style:family="paragraph" style:parent-style-name="Text_20_body">
      <style:text-properties fo:color="#000000" style:font-name="Times New Roman" fo:font-size="12pt" fo:font-weight="normal" fo:background-color="#ccffcc" style:font-size-asian="12pt" style:font-weight-asian="normal" style:font-size-complex="12pt" style:font-weight-complex="normal"/>
    </style:style>
    <style:style style:name="P20" style:family="paragraph" style:parent-style-name="Text_20_body">
      <style:text-properties fo:color="#000000" style:font-name="Times New Roman" fo:font-size="12pt" fo:font-style="normal" fo:font-weight="normal" fo:background-color="#ccffcc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text-properties fo:color="#000000" style:font-name="Times New Roman" fo:font-size="12pt" fo:language="en" fo:country="US" fo:font-style="normal" fo:background-color="#ccffcc" style:font-size-asian="12pt" style:font-style-asian="normal" style:font-size-complex="12pt" style:font-style-complex="normal"/>
    </style:style>
    <style:style style:name="P22" style:family="paragraph" style:parent-style-name="Text_20_body">
      <style:text-properties fo:color="#000000" style:font-name="Times New Roman" fo:font-size="12pt" style:font-size-asian="12pt" style:font-size-complex="12pt"/>
    </style:style>
    <style:style style:name="P23" style:family="paragraph" style:parent-style-name="Text_20_body">
      <style:text-properties style:font-name="Times New Roman" fo:font-size="12pt" style:font-size-asian="12pt" style:font-size-complex="12pt"/>
    </style:style>
    <style:style style:name="P24" style:family="paragraph" style:parent-style-name="Preformatted_20_Text" style:list-style-name="L1"/>
    <style:style style:name="P25" style:family="paragraph" style:parent-style-name="Preformatted_20_Text" style:list-style-name="L1">
      <style:text-properties style:font-name="Times New Roman" fo:font-size="12pt" style:font-size-asian="12pt" style:font-size-complex="12pt"/>
    </style:style>
    <style:style style:name="P26" style:family="paragraph" style:parent-style-name="Preformatted_20_Text" style:list-style-name="L1">
      <style:paragraph-properties fo:margin-top="0cm" fo:margin-bottom="0.499cm"/>
    </style:style>
    <style:style style:name="P27" style:family="paragraph" style:parent-style-name="Text_20_body" style:list-style-name="L1"/>
    <style:style style:name="P28" style:family="paragraph" style:parent-style-name="Text_20_body" style:list-style-name="L1">
      <style:text-properties style:font-name="Times New Roman" fo:font-size="12pt" style:font-size-asian="12pt" style:font-size-complex="12pt"/>
    </style:style>
    <style:style style:name="P29" style:family="paragraph" style:parent-style-name="Text_20_body">
      <style:paragraph-properties fo:margin-top="0cm" fo:margin-bottom="0cm"/>
      <style:text-properties fo:color="#000000" style:font-name="Times New Roman" fo:font-size="12pt" fo:background-color="#ccffcc" style:font-size-asian="12pt" style:font-size-complex="12pt"/>
    </style:style>
    <style:style style:name="P30" style:family="paragraph" style:parent-style-name="Text_20_body" style:list-style-name="L1">
      <style:paragraph-properties fo:margin-top="0cm" fo:margin-bottom="0.199cm" fo:text-align="start" style:justify-single-word="false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letter-spacing="normal" fo:language="en" fo:country="US"/>
    </style:style>
    <style:style style:name="T4" style:family="text">
      <style:text-properties fo:font-variant="normal" fo:text-transform="none" fo:letter-spacing="normal" fo:language="en" fo:country="US" fo:font-style="normal"/>
    </style:style>
    <style:style style:name="T5" style:family="text">
      <style:text-properties fo:font-variant="normal" fo:text-transform="none" fo:letter-spacing="normal" fo:language="ru" fo:country="RU"/>
    </style:style>
    <style:style style:name="T6" style:family="text">
      <style:text-properties fo:font-variant="normal" fo:text-transform="none" fo:letter-spacing="normal" fo:language="ru" fo:country="RU" fo:font-style="normal"/>
    </style:style>
    <style:style style:name="T7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#ccffcc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fo:letter-spacing="normal" fo:font-style="normal" fo:font-weight="normal" fo:background-color="#ccffcc"/>
    </style:style>
    <style:style style:name="T9" style:family="text">
      <style:text-properties fo:font-variant="normal" fo:text-transform="none" fo:color="#000000" style:font-name="Times New Roman" fo:font-size="12pt" fo:letter-spacing="normal" fo:font-style="normal" fo:font-weight="normal" fo:background-color="#ccffcc" style:font-size-asian="12pt" style:font-size-complex="12pt"/>
    </style:style>
    <style:style style:name="T10" style:family="text">
      <style:text-properties fo:font-variant="normal" fo:text-transform="none" fo:color="#000000" style:font-name="Times New Roman" fo:font-size="12pt" fo:letter-spacing="normal" fo:font-style="normal" fo:font-weight="normal" fo:background-color="#ccffcc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font-name="Times New Roman" fo:font-size="12pt" fo:letter-spacing="normal" fo:font-style="normal" fo:font-weight="normal" fo:background-color="#ccffcc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Times New Roman" fo:font-size="12pt" fo:letter-spacing="normal" fo:font-weight="normal" fo:background-color="#ccffcc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fo:background-color="#ccffcc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fo:background-color="#ccffcc" style:font-size-asian="12pt" style:font-size-complex="12pt"/>
    </style:style>
    <style:style style:name="T15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fo:background-color="#ccffcc" style:font-size-asian="12pt" style:font-size-complex="12pt"/>
    </style:style>
    <style:style style:name="T16" style:family="text">
      <style:text-properties fo:font-variant="normal" fo:text-transform="none" fo:color="#000000" style:font-name="Times New Roman" fo:font-size="12pt" fo:letter-spacing="normal" fo:background-color="#ccffcc" style:font-size-asian="12pt" style:font-size-complex="12pt"/>
    </style:style>
    <style:style style:name="T17" style:family="text">
      <style:text-properties fo:font-variant="normal" fo:text-transform="none" fo:color="#000000" style:font-name="Times New Roman" fo:font-size="12pt" fo:font-style="normal" fo:font-weight="normal" fo:background-color="#ccffcc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e4e4e4" style:text-line-through-style="none" style:font-name="Times New Roman" fo:font-size="12pt" fo:letter-spacing="normal" fo:font-style="normal" style:text-underline-style="none" fo:font-weight="normal" style:text-blinking="false" fo:background-color="#ccffcc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style:font-name="Times New Roman" fo:font-size="12pt" fo:letter-spacing="normal" fo:font-style="normal" fo:font-weight="normal" fo:background-color="#ccffcc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style:font-name="Times New Roman" fo:font-size="12pt" fo:letter-spacing="normal" fo:language="en" fo:country="US" fo:font-style="normal" fo:font-weight="normal" fo:background-color="#ccffcc" style:font-size-asian="12pt" style:font-weight-asian="normal" style:font-size-complex="12pt" style:font-weight-complex="normal"/>
    </style:style>
    <style:style style:name="T21" style:family="text">
      <style:text-properties style:font-name="Times New Roman" fo:font-size="12pt" style:font-size-asian="12pt" style:font-size-complex="12pt"/>
    </style:style>
    <style:style style:name="T22" style:family="text">
      <style:text-properties style:font-name="Times New Roman" fo:font-size="12pt" fo:background-color="#ccffcc" style:font-size-asian="12pt" style:font-size-complex="12pt"/>
    </style:style>
    <style:style style:name="T23" style:family="text">
      <style:text-properties style:font-name="Times New Roman" fo:font-size="12pt" fo:language="ru" fo:country="RU" style:font-size-asian="12pt" style:font-size-complex="12pt"/>
    </style:style>
    <style:style style:name="T24" style:family="text">
      <style:text-properties style:font-name="Times New Roman" fo:font-size="12pt" fo:font-style="italic" fo:font-weight="normal" style:font-size-asian="12pt" style:font-weight-asian="normal" style:font-size-complex="12pt" style:font-weight-complex="normal"/>
    </style:style>
    <style:style style:name="T25" style:family="text">
      <style:text-properties style:font-name="Times New Roman" fo:font-size="12pt" fo:font-style="italic" fo:font-weight="normal" fo:background-color="#ccffcc" style:font-size-asian="12pt" style:font-weight-asian="normal" style:font-size-complex="12pt" style:font-weight-complex="normal"/>
    </style:style>
    <style:style style:name="T26" style:family="text">
      <style:text-properties style:font-name="Times New Roman" fo:font-size="12pt" fo:font-style="italic" fo:font-weight="bold" style:font-size-asian="12pt" style:font-weight-asian="bold" style:font-size-complex="12pt" style:font-weight-complex="bold"/>
    </style:style>
    <style:style style:name="T27" style:family="text">
      <style:text-properties style:font-name="Times New Roman" fo:font-size="12pt" fo:font-weight="bold" style:font-size-asian="12pt" style:font-size-complex="12pt"/>
    </style:style>
    <style:style style:name="T28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29" style:family="text">
      <style:text-properties style:font-name="Times New Roman" fo:font-size="12pt" fo:font-weight="bold" style:font-size-asian="12pt" style:font-weight-asian="normal" style:font-size-complex="12pt" style:font-weight-complex="normal"/>
    </style:style>
    <style:style style:name="T30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31" style:family="text">
      <style:text-properties style:font-name="Times New Roman" fo:font-size="12pt" fo:font-weight="normal" fo:background-color="#ccffcc" style:font-size-asian="12pt" style:font-weight-asian="normal" style:font-size-complex="12pt" style:font-weight-complex="normal"/>
    </style:style>
    <style:style style:name="T32" style:family="text">
      <style:text-properties fo:language="en" fo:country="US"/>
    </style:style>
    <style:style style:name="T33" style:family="text">
      <style:text-properties fo:color="#000000" style:font-name="Times New Roman" fo:font-size="12pt" fo:language="en" fo:country="US" style:font-size-asian="12pt" style:font-size-complex="12pt"/>
    </style:style>
    <style:style style:name="T34" style:family="text">
      <style:text-properties fo:color="#000000" style:font-name="Times New Roman" fo:font-size="12pt" fo:language="en" fo:country="US" fo:background-color="#ccffcc" style:font-size-asian="12pt" style:font-size-complex="12pt"/>
    </style:style>
    <style:style style:name="T35" style:family="text">
      <style:text-properties fo:color="#000000" style:font-name="Times New Roman" fo:font-size="12pt" fo:language="ru" fo:country="RU" fo:background-color="#ccffcc" style:font-size-asian="12pt" style:font-size-complex="12pt"/>
    </style:style>
    <style:style style:name="T36" style:family="text">
      <style:text-properties fo:color="#000000" style:font-name="Times New Roman" fo:font-size="12pt" fo:background-color="#ccffcc" style:font-size-asian="12pt" style:font-size-complex="12pt"/>
    </style:style>
    <style:style style:name="T37" style:family="text">
      <style:text-properties fo:color="#000000" style:font-name="Times New Roman" fo:font-size="12pt" style:font-size-asian="12pt" style:font-size-complex="12pt"/>
    </style:style>
    <style:style style:name="T38" style:family="text">
      <style:text-properties fo:font-weight="normal"/>
    </style:style>
    <style:style style:name="T39" style:family="text">
      <style:text-properties fo:language="ru" fo:country="RU"/>
    </style:style>
    <style:style style:name="T40" style:family="text">
      <style:text-properties fo:background-color="#ccffcc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3">Вопросы ?</text:h>
      <text:list xml:id="list5003449106189053354" text:style-name="L1">
        <text:list-item>
          <text:p text:style-name="P28">Какими способами можно объявлять массивы в JS?</text:p>
        </text:list-item>
      </text:list>
      <text:p text:style-name="P18"><text:span text:style-name="T1">С использованием литерала, т.е. посредством квадратных скобок [] и перечислением в них элементов через запятую</text:span> </text:p>
      <text:p text:style-name="P18">// квадратные скобки (обычно) </text:p>
      <text:p text:style-name="P18">let arr = [item1, item2...]; </text:p>
      <text:p text:style-name="P18"/>
      <text:p text:style-name="P18">// new Array (очень редко) </text:p>
      <text:p text:style-name="P18">let arr = new Array(item1, item2...); </text:p>
      <text:p text:style-name="P18">Вызов new Array(number) создаёт массив с заданной длиной, но без элементов. </text:p>
      <text:list xml:id="list42493645" text:continue-numbering="true" text:style-name="L1">
        <text:list-item>
          <text:p text:style-name="P28">Приведите 3 примера, из тех, которые не были озвучены в материалах, что могло бы быть массивом?</text:p>
        </text:list-item>
      </text:list>
      <text:p text:style-name="P23"><text:span text:style-name="T8">Список кино в прокате в кинотеатре на сегодняшний день – это массив.</text:span><text:span text:style-name="T40"><text:line-break/><text:line-break/></text:span><text:span text:style-name="T8">Список пациентов ко врачу – это массив.</text:span><text:span text:style-name="T40"><text:line-break/><text:line-break/></text:span><text:span text:style-name="T8">Может , список продуктов, которые нужно купить – это массив.</text:span><text:line-break/><text:line-break/></text:p>
      <text:list xml:id="list42512688" text:continue-numbering="true" text:style-name="L1">
        <text:list-header>
          <text:p text:style-name="P27"><text:span text:style-name="Emphasis"><text:span text:style-name="T21">Как может выглядеть ваш ответ: например, список книг в приложении "Библиотека" - это массив. Список людей в паспортном столе - это массив. Список полей в форме регистрации - это массив.</text:span></text:span></text:p>
        </text:list-header>
        <text:list-item>
          <text:p text:style-name="P27"><text:span text:style-name="T21">Каким еще способом, кроме </text:span><text:span text:style-name="Source_20_Text"><text:span text:style-name="T21">pop</text:span></text:span><text:span text:style-name="T21"> и </text:span><text:span text:style-name="Source_20_Text"><text:span text:style-name="T21">shift</text:span></text:span><text:span text:style-name="T21"> можно удалять элементы из массивов?</text:span></text:p>
        </text:list-item>
      </text:list>
      <text:p text:style-name="Text_20_body"><text:span text:style-name="T9">Способ </text:span><text:span text:style-name="T18"> </text:span><text:span text:style-name="Strong_20_Emphasis"><text:span text:style-name="T7">splice()</text:span></text:span><text:span text:style-name="T7"> </text:span><text:span text:style-name="T12"> </text:span><text:span text:style-name="T16">- </text:span><text:span text:style-name="T9">универсальный «швейцарский нож» для работы с массивами. Умеет всё: добавлять, удалять и заменять элементы.</text:span><text:span text:style-name="T16"> </text:span></text:p>
      <text:p text:style-name="P14"/>
      <text:p text:style-name="P15">Удалять элементы массива можно с помощью оператора delete, как обычные свойства объектов.</text:p>
      <text:p text:style-name="P15">Удаление элемента напоминает (но несколько отличается) присваивание значения undefined этому элементу. Применение оператора delete к элементу массива не изменяет значение свойства length и не сдвигает вниз элементы с более высокими индексами, чтобы заполнить пустоту, оставшуюся после удаления элемента. </text:p>
      <text:p text:style-name="P15"/>
      <text:p text:style-name="P18"><text:span text:style-name="T1">Имеется возможность удалять элементы в конце массива простым присваиванием нового значения свойству length</text:span><text:span text:style-name="T1"> </text:span></text:p>
      <text:list xml:id="list42516176" text:continue-numbering="true" text:style-name="L1">
        <text:list-item>
          <text:p text:style-name="P27"><text:span text:style-name="T21">Можно ли пропускать части </text:span><text:span text:style-name="Strong_20_Emphasis"><text:span text:style-name="T21">for</text:span></text:span><text:span text:style-name="T21">? Что получится, если написать </text:span><text:span text:style-name="Source_20_Text"><text:span text:style-name="T21">for(;;)</text:span></text:span><text:span text:style-name="T21">?</text:span></text:p>
        </text:list-item>
      </text:list>
      <text:p text:style-name="P19">Можно пропускать части <text:s/><text:span text:style-name="T32">for, </text:span><text:span text:style-name="T4">все </text:span><text:span text:style-name="T4">части</text:span><text:span text:style-name="T3"> </text:span><text:span text:style-name="T4">цикла являются не обязательными.</text:span><text:span text:style-name="T32"> </text:span><text:span text:style-name="T6">Например, можно</text:span><text:span text:style-name="T5"> </text:span><text:span text:style-name="T6">пропустить</text:span><text:span text:style-name="T5"> </text:span><text:span text:style-name="T6">начало если ничего не нужно делать перед стартом цикла, либо можно убрать всё и получить бесконечный цикл.</text:span></text:p>
      <text:p text:style-name="Text_20_body"><text:span text:style-name="Source_20_Text"><text:span text:style-name="T13">For(;;)- это бесконечный цикл, будет выполняться вечно.</text:span></text:span></text:p>
      <text:list xml:id="list42484501" text:continue-numbering="true" text:style-name="L1">
        <text:list-item>
          <text:p text:style-name="P28">Самостоятельно разберитесь, как работает цикл while и приведите два примера кода с его использованием.</text:p>
        </text:list-item>
      </text:list>
      <text:p text:style-name="Text_20_body"><text:soft-page-break/><text:span text:style-name="Strong_20_Emphasis"><text:span text:style-name="T17">Оператор while</text:span></text:span><text:span text:style-name="T12"> </text:span><text:span text:style-name="T10">создаёт цикл, выполняющий заданную инструкцию, пока истинно проверяемое условие. Если условие сразу неверно, цикл не начнёт свою работу и будет полностью пропущен. </text:span></text:p>
      <text:p text:style-name="P16">Надо избегать бесконечных циклов. Убедиться, что условие цикла в итоге станет ложным; иначе, цикл никогда не прервётся. </text:p>
      <text:p text:style-name="P16">Пример раз:</text:p>
      <text:p text:style-name="P18"><text:span text:style-name="T2">let</text:span><text:span text:style-name="T2"> </text:span><text:span text:style-name="T2">i </text:span><text:span text:style-name="T2">=</text:span><text:span text:style-name="T2"> </text:span><text:span text:style-name="T2">0</text:span><text:span text:style-name="T2">;</text:span><text:span text:style-name="T2"> </text:span></text:p>
      <text:p text:style-name="P18"><text:span text:style-name="T2">while</text:span><text:span text:style-name="T2"> </text:span><text:span text:style-name="T2">(i </text:span><text:span text:style-name="T2">&lt;</text:span><text:span text:style-name="T2"> </text:span><text:span text:style-name="T2">3</text:span><text:span text:style-name="T2">)</text:span><text:span text:style-name="T2"> </text:span><text:span text:style-name="T2">{</text:span><text:span text:style-name="T2"> </text:span><text:span text:style-name="T2">// выводит 0, затем 1, затем 2</text:span></text:p>
      <text:p text:style-name="P18"><text:span text:style-name="T2"><text:s/></text:span><text:span text:style-name="T2">alert( i ); </text:span></text:p>
      <text:p text:style-name="P18"><text:span text:style-name="T2">i</text:span><text:span text:style-name="T2">++; } </text:span></text:p>
      <text:p text:style-name="P16"/>
      <text:p text:style-name="P16">Пример два:</text:p>
      <text:p text:style-name="P1"><text:span text:style-name="Source_20_Text"><text:span text:style-name="T20">let</text:span></text:span><text:span text:style-name="Source_20_Text"><text:span text:style-name="T19"> n = 0;</text:span></text:span></text:p>
      <text:p text:style-name="P1"><text:span text:style-name="Source_20_Text"><text:span text:style-name="T19"/></text:span></text:p>
      <text:p text:style-name="P2"><text:span text:style-name="Source_20_Text"><text:span text:style-name="T15">let</text:span></text:span><text:span text:style-name="Source_20_Text"><text:span text:style-name="T9"> x = 0;</text:span></text:span></text:p>
      <text:p text:style-name="P3"/>
      <text:p text:style-name="P2"><text:span text:style-name="Source_20_Text"><text:span text:style-name="T9">while (n &lt; 3) {</text:span></text:span></text:p>
      <text:p text:style-name="P2"><text:span text:style-name="Source_20_Text"><text:span text:style-name="T9"/></text:span></text:p>
      <text:p text:style-name="P2"><text:span text:style-name="Source_20_Text"><text:span text:style-name="T16"><text:s/></text:span></text:span><text:span text:style-name="Source_20_Text"><text:span text:style-name="T9">n++;</text:span></text:span></text:p>
      <text:p text:style-name="P2"><text:span text:style-name="Source_20_Text"><text:span text:style-name="T9"/></text:span></text:p>
      <text:p text:style-name="P2"><text:span text:style-name="Source_20_Text"><text:span text:style-name="T16"><text:s/></text:span></text:span><text:span text:style-name="Source_20_Text"><text:span text:style-name="T9">x += n;</text:span></text:span></text:p>
      <text:p text:style-name="P2"><text:span text:style-name="Source_20_Text"><text:span text:style-name="T9">}</text:span></text:span></text:p>
      <text:p text:style-name="P17"/>
      <text:list xml:id="list42505372" text:continue-numbering="true" text:style-name="L1">
        <text:list-item>
          <text:p text:style-name="P27"><text:span text:style-name="T37">Какой получит</text:span><text:span text:style-name="T21">ся массив, если создать его вот так </text:span><text:span text:style-name="Source_20_Text"><text:span text:style-name="T21">new Array(5)</text:span></text:span><text:span text:style-name="T21">?</text:span></text:p>
        </text:list-item>
      </text:list>
      <text:p text:style-name="P20">Создаётся массив без элементов, но с заданной длиной.</text:p>
      <text:p text:style-name="P20">let arr = new Array(5); // создастся массив с заданной длиной (5)</text:p>
      <text:p text:style-name="P20">alert( arr.length ); // length 5</text:p>
      <text:list xml:id="list42505202" text:continue-numbering="true" text:style-name="L1">
        <text:list-item>
          <text:p text:style-name="P28">Как вывести чётные числа от 2 до 10 при помощи цикла for?</text:p>
        </text:list-item>
      </text:list>
      <text:p text:style-name="P7">for( let  i =2; i&lt;=10; i++){</text:p>
      <text:p text:style-name="P9">    <text:span text:style-name="T38">if</text:span><text:span text:style-name="T38">(</text:span><text:span text:style-name="T38">i</text:span><text:span text:style-name="T38"> </text:span><text:span text:style-name="T38">%</text:span><text:span text:style-name="T38"> </text:span><text:span text:style-name="T38">2</text:span><text:span text:style-name="T38">==</text:span><text:span text:style-name="T38">0</text:span><text:span text:style-name="T38">){</text:span></text:p>
      <text:p text:style-name="P9">    <text:span text:style-name="T38">alert</text:span><text:span text:style-name="T38">(</text:span><text:span text:style-name="T38">i</text:span><text:span text:style-name="T38">)</text:span></text:p>
      <text:p text:style-name="P9">    <text:span text:style-name="T38">}</text:span></text:p>
      <text:p text:style-name="P9">    <text:span text:style-name="T38">}</text:span></text:p>
      <text:p text:style-name="P21"/>
      <text:list xml:id="list42487135" text:continue-numbering="true" text:style-name="L1">
        <text:list-item>
          <text:p text:style-name="P28">Каков будет результат выполнения этого кода? Почему?</text:p>
          <text:p text:style-name="P24"><text:span text:style-name="Source_20_Text"><text:span text:style-name="T21">let arr = ["a", "b"];</text:span></text:span></text:p>
          <text:p text:style-name="P25"/>
          <text:p text:style-name="P24"><text:span text:style-name="Source_20_Text"><text:span text:style-name="T21">arr.push(function() {</text:span></text:span></text:p>
          <text:p text:style-name="P24"><text:span text:style-name="Source_20_Text"><text:span text:style-name="T21"><text:s text:c="2"/>alert( arr );</text:span></text:span></text:p>
          <text:p text:style-name="P24"><text:span text:style-name="Source_20_Text"><text:span text:style-name="T21">})</text:span></text:span></text:p>
          <text:p text:style-name="P25"/>
          <text:p text:style-name="P26"><text:span text:style-name="Source_20_Text"><text:span text:style-name="T21">arr[2](); // ?</text:span></text:span></text:p>
        </text:list-item>
      </text:list>
      <text:p text:style-name="P13"><text:span text:style-name="Source_20_Text"><text:span text:style-name="T33"><text:line-break/></text:span></text:span><text:span text:style-name="Source_20_Text"><text:span text:style-name="T35">В итоге у массива будет три эллемента. </text:span></text:span></text:p>
      <text:p text:style-name="P13"><text:soft-page-break/><text:span text:style-name="Source_20_Text"><text:span text:style-name="T34">p</text:span></text:span><text:span text:style-name="Source_20_Text"><text:span text:style-name="T14">ush добавляет элемент </text:span></text:span><text:span text:style-name="Source_20_Text"><text:span text:style-name="T15">function() </text:span></text:span><text:span text:style-name="Source_20_Text"><text:span text:style-name="T14">в конец, к переменной с эллементами </text:span></text:span><text:span text:style-name="Source_20_Text"><text:span text:style-name="T15">a, b.</text:span></text:span></text:p>
      <text:p text:style-name="P13"><text:span text:style-name="Source_20_Text"><text:span text:style-name="T15">a,b,function(){<text:line-break/>alert(arr);<text:line-break/>}</text:span></text:span></text:p>
      <text:p text:style-name="P13"><text:span text:style-name="Source_20_Text"><text:span text:style-name="T23"/></text:span></text:p>
      <text:list xml:id="list42500412" text:continue-numbering="true" text:style-name="L1">
        <text:list-item>
          <text:p text:style-name="P28">Три основных способа перебора элементов массива?</text:p>
        </text:list-item>
      </text:list>
      <text:p text:style-name="Text_20_body"><text:span text:style-name="T36">Цикл </text:span><text:span text:style-name="Strong_20_Emphasis"><text:span text:style-name="T36">for (традиционный)</text:span></text:span><text:span text:style-name="T36"> </text:span></text:p>
      <text:p text:style-name="Text_20_body"><text:span text:style-name="Source_20_Text"><text:span text:style-name="T36">for</text:span></text:span><text:span text:style-name="T36"> - это самый распространённый цикл.</text:span></text:p>
      <text:p text:style-name="P18">Его синтаксис выглядит так:</text:p>
      <text:p text:style-name="P18">for (начало; условие; шаг) { </text:p>
      <text:p text:style-name="P18">// ... тело цикла - действия ... } </text:p>
      <text:p text:style-name="P18"/>
      <text:p text:style-name="P4"><text:span text:style-name="T36">Цикл </text:span><text:span text:style-name="Strong_20_Emphasis"><text:span text:style-name="T36">for ... of </text:span></text:span></text:p>
      <text:p text:style-name="P5">let fruits = ["Яблоко", "Апельсин", "Слива"];</text:p>
      <text:p text:style-name="P5"><text:s/>// проходит по значениям </text:p>
      <text:p text:style-name="P5">for (let fruit of fruits) { </text:p>
      <text:p text:style-name="P5">alert( fruit ); } </text:p>
      <text:p text:style-name="P5"/>
      <text:p text:style-name="P5">Цикл for..of не предоставляет доступа к номеру текущего элемента, только к его значению, но в большинстве случаев этого достаточно.</text:p>
      <text:p text:style-name="P5"/>
      <text:p text:style-name="P5"/>
      <text:p text:style-name="P4"><text:span text:style-name="T36">Метод </text:span><text:span text:style-name="Strong_20_Emphasis"><text:span text:style-name="T36">forEach</text:span></text:span><text:span text:style-name="T36"> (появился в ES5) </text:span></text:p>
      <text:p text:style-name="P6"><text:span text:style-name="T40">Метод </text:span><text:span text:style-name="T40">forEach позволяет запускать функцию для каждого элемента массива. Это не совсем цикл, но работает похожим образом, то есть, позволяет запустить какие-то действия для каждого элемента массива в отдельности. </text:span></text:p>
      <text:p text:style-name="P5"/>
      <text:p text:style-name="P5">arr.forEach(function(item, index, array) { </text:p>
      <text:p text:style-name="P5">// ... делать что-то с item (элементом) </text:p>
      <text:p text:style-name="P5">}); </text:p>
      <text:p text:style-name="P23"/>
      <text:list xml:id="list42496493" text:continue-numbering="true" text:style-name="L1">
        <text:list-item>
          <text:p text:style-name="P27"><text:span text:style-name="T21">Как можно выбрать все инпуты из вашей формы регистрации из прошлого ДЗ с помощью </text:span><text:span text:style-name="Source_20_Text"><text:span text:style-name="T21">querySelector*</text:span></text:span><text:span text:style-name="T21">?</text:span></text:p>
        </text:list-item>
      </text:list>
      <text:p text:style-name="P11"><text:span text:style-name="Emphasis"><text:span text:style-name="T11"/></text:span></text:p>
      <text:p text:style-name="P10">    let elements = document.querySelectorAll('input');</text:p>
      <text:p text:style-name="P10">    console.log(elements)</text:p>
      <text:p text:style-name="P11"><text:span text:style-name="Emphasis"><text:span text:style-name="T11"/></text:span></text:p>
      <text:p text:style-name="P22"/>
      <text:list xml:id="list42513659" text:continue-numbering="true" text:style-name="L1">
        <text:list-item>
          <text:p text:style-name="P30"><text:span text:style-name="T21">Самостоятельно разберитесь, как можно проще всего сделать сортировку в массиве на JS? </text:span><text:span text:style-name="Emphasis"><text:span text:style-name="T21">Пожалуйста, не усложняйте ответ на этот вопрос</text:span></text:span><text:span text:style-name="T21"> ?<text:line-break/></text:span><text:span text:style-name="T22">Мне кажется, что проще и удобнее сделать <text:s/>с</text:span><text:span text:style-name="T31">ортировку выбором (Selection sort).<text:line-break/>И подойдет пузырьковая сортировка (B</text:span><text:span text:style-name="T25">ubble sort</text:span><text:span text:style-name="T31">). Её обычно учат первой из-за своей простоты</text:span></text:p>
        </text:list-item>
        <text:list-item>
          <text:p text:style-name="P28">Как можно принудительно остановить выполнение цикла?</text:p>
        </text:list-item>
      </text:list>
      <text:p text:style-name="P8"><text:soft-page-break/><text:span text:style-name="T39">Выйти и</text:span>з цикла можно в любой момент с помощью специальной директивы break. Директива break полностью прекращает выполнение цикла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BlinkMacSystemFont" svg:font-family="BlinkMacSystemFont, apple-system, 'Segoe UI', Roboto, Helvetica, Arial, sans-serif"/>
    <style:font-face style:name="Consolas" svg:font-family="Consolas, 'Courier New', monospace"/>
    <style:font-face style:name="Consolas1" svg:font-family="Consolas, 'Lucida Console', Menlo, Monaco, monospace"/>
    <style:font-face style:name="OpenSymbol" svg:font-family="OpenSymbol"/>
    <style:font-face style:name="SFMono-Regular" svg:font-family="SFMono-Regular, Menlo, Consolas, 'PT Mono', 'Liberation Mono', Courier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7-06T00:18:24.34</meta:creation-date>
    <meta:editing-duration>P1DT9H33M57S</meta:editing-duration>
    <meta:editing-cycles>10</meta:editing-cycles>
    <meta:generator>OpenOffice/4.1.12$Win32 OpenOffice.org_project/4112m1$Build-9809</meta:generator>
    <meta:initial-creator>Арина Крятова</meta:initial-creator>
    <dc:date>2022-07-18T22:26:33.51</dc:date>
    <dc:creator>Арина Крятова</dc:creator>
    <meta:document-statistic meta:table-count="0" meta:image-count="0" meta:object-count="0" meta:page-count="4" meta:paragraph-count="76" meta:word-count="691" meta:character-count="4484"/>
  </office:meta>
</office:document-meta>
</file>